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indent="0in" style:auto-text-indent="false" fo:break-before="auto" fo:break-after="auto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style:font-name="DejaVu LGC Sans Mono" fo:background-color="transparen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DejaVu LGC Sans Mono" fo:font-style="normal" fo:background-color="transparent" style:font-style-asian="normal" style:font-style-complex="normal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1" fo:background-color="transparent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1" fo:font-style="normal" fo:background-color="transparent" style:font-style-asian="normal" style:font-style-complex="normal"/>
    </style:style>
    <style:style style:name="P1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font-name="arial" fo:font-style="normal" fo:background-color="transparent" style:font-style-asian="normal" style:font-style-complex="normal"/>
    </style:style>
    <style:style style:name="P14" style:family="paragraph" style:parent-style-name="Standard">
      <style:paragraph-properties fo:margin-top="0in" fo:margin-bottom="0in" fo:break-before="auto" fo:break-after="auto"/>
    </style:style>
    <style:style style:name="P15" style:family="paragraph" style:parent-style-name="Standard">
      <style:paragraph-properties fo:margin-top="0in" fo:margin-bottom="0in" fo:break-before="auto" fo:break-after="auto"/>
      <style:text-properties style:font-name="DejaVu LGC Sans Mono"/>
    </style:style>
    <style:style style:name="P16" style:family="paragraph" style:parent-style-name="Standard">
      <style:paragraph-properties fo:margin-top="0in" fo:margin-bottom="0in" fo:break-before="auto" fo:break-after="auto"/>
      <style:text-properties fo:background-color="transparent"/>
    </style:style>
    <style:style style:name="P17" style:family="paragraph" style:parent-style-name="Standard">
      <style:paragraph-properties fo:margin-top="0in" fo:margin-bottom="0in"/>
    </style:style>
    <style:style style:name="P18" style:family="paragraph" style:parent-style-name="Standard">
      <style:paragraph-properties fo:margin-top="0in" fo:margin-bottom="0in"/>
      <style:text-properties style:font-name="DejaVu LGC Sans Mono"/>
    </style:style>
    <style:style style:name="P19" style:family="paragraph" style:parent-style-name="Standard" style:list-style-name="L1">
      <style:paragraph-properties fo:margin-top="0in" fo:margin-bottom="0in" fo:line-height="115%" fo:text-align="start" style:justify-single-word="false"/>
    </style:style>
    <style:style style:name="P20" style:family="paragraph" style:parent-style-name="Standard" style:list-style-name="L2">
      <style:paragraph-properties fo:margin-top="0in" fo:margin-bottom="0in" fo:line-height="115%" fo:text-align="start" style:justify-single-word="false"/>
    </style:style>
    <style:style style:name="P2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fo:background-color="#c0c0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solid" style:font-name="DejaVu LGC Sans Mono" fo:font-size="11pt" fo:font-style="normal" style:text-underline-style="none" fo:font-weight="normal" fo:background-color="#c0c0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style:text-line-through-style="solid" style:font-name="DejaVu LGC Sans Mono" fo:font-style="normal" fo:background-color="#c0c0c0" style:font-style-asian="normal" style:font-style-complex="normal"/>
    </style:style>
    <style:style style:name="P2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DejaVu LGC Sans Mono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arial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8000" style:font-name="DejaVu LGC Sans Mono"/>
    </style:style>
    <style:style style:name="P3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8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/>
      <style:text-properties fo:color="#008000"/>
    </style:style>
    <style:style style:name="P33" style:family="paragraph" style:parent-style-name="Heading_20_3">
      <style:paragraph-properties fo:break-before="auto" fo:break-after="auto"/>
    </style:style>
    <style:style style:name="P34" style:family="paragraph" style:parent-style-name="Heading_20_3">
      <style:paragraph-properties fo:margin-left="0in" fo:margin-right="0in" fo:margin-top="0.1945in" fo:margin-bottom="0.0555in" fo:line-height="115%" fo:text-align="start" style:justify-single-word="false" fo:text-indent="0in" style:auto-text-indent="false" fo:break-before="auto" fo:break-after="auto"/>
    </style:style>
    <style:style style:name="P35" style:family="paragraph" style:parent-style-name="Heading_20_3">
      <style:text-properties style:font-name="arial" fo:background-color="#ff0000"/>
    </style:style>
    <style:style style:name="P36" style:family="paragraph" style:parent-style-name="Heading_20_5">
      <style:paragraph-properties fo:margin-left="0in" fo:margin-right="0in" fo:margin-top="0.1528in" fo:margin-bottom="0.028in" fo:line-height="115%" fo:text-align="start" style:justify-single-word="false" fo:text-indent="0in" style:auto-text-indent="false" fo:break-before="auto" fo:break-after="auto"/>
    </style:style>
    <style:style style:name="P37" style:family="paragraph" style:parent-style-name="Heading_20_5">
      <style:paragraph-properties fo:break-before="auto" fo:break-after="auto"/>
    </style:style>
    <style:style style:name="P38" style:family="paragraph" style:parent-style-name="Heading_20_5">
      <style:text-properties fo:color="#008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style:font-style-asian="italic" style:font-style-complex="italic"/>
    </style:style>
    <style:style style:name="T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fo:background-color="#c0c0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color="#000000" style:text-line-through-style="none" style:font-name="Arial" fo:font-size="11pt" fo:font-style="normal" style:text-underline-style="none" fo:font-weight="bold" fo:background-color="#c0c0c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color="#000000" style:text-line-through-style="none" style:font-name="Arial" fo:font-size="11pt" fo:font-style="normal" style:text-underline-style="none" fo:font-weight="bold" fo:background-color="#ffffff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color="#000000" style:text-line-through-style="none" style:font-name="Arial" fo:font-size="11pt" style:text-underline-style="none" fo:font-weight="bold" style:font-name-asian="Arial" style:font-size-asian="11pt" style:font-weight-asian="bold" style:font-name-complex="Arial" style:font-size-complex="11pt" style:font-weight-complex="bold"/>
    </style:style>
    <style:style style:name="T1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2" style:family="text">
      <style:text-properties fo:color="#000000" style:text-line-through-style="none" style:font-name="Arial" fo:font-size="11pt" fo:font-style="italic" style:text-underline-style="none" fo:font-weight="normal" fo:background-color="#ffffff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3" style:family="text">
      <style:text-properties fo:color="#000000" style:text-line-through-style="none" style:font-name="Arial" fo:font-size="11pt" fo:font-style="italic" style:text-underline-style="none" fo:font-weight="normal" fo:background-color="#c0c0c0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4" style:family="text"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5" style:family="text">
      <style:text-properties fo:color="#000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DejaVu LGC Sans Mono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DejaVu LGC Sans Mono" fo:font-size="11pt" fo:font-style="normal" style:text-underline-style="none" fo:font-weight="normal" fo:background-color="#c0c0c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font-name="DejaVu LGC Sans Mono" fo:font-size="11pt" fo:font-style="italic" style:text-underline-style="none" fo:font-weight="normal" fo:background-color="transparent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9" style:family="text">
      <style:text-properties fo:color="#000000" style:text-line-through-style="none" style:font-name="DejaVu LGC Sans Mono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0" style:family="text">
      <style:text-properties fo:color="#000000" style:text-line-through-style="none" style:font-name="DejaVu LGC Sans Mono" fo:font-size="11pt" fo:font-style="italic" style:text-underline-style="none" fo:font-weight="normal" fo:background-color="#c0c0c0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1" style:family="text">
      <style:text-properties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6" style:family="text">
      <style:text-properties style:text-line-through-style="none" style:font-name="Arial" fo:font-size="11pt" style:text-underline-style="none" fo:font-weight="bold" style:font-name-asian="Arial" style:font-size-asian="11pt" style:font-weight-asian="bold" style:font-name-complex="Arial" style:font-size-complex="11pt" style:font-weight-complex="bold"/>
    </style:style>
    <style:style style:name="T27" style:family="text">
      <style:text-properties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DejaVu LGC Sans Mono" fo:background-color="#f3f3f3"/>
    </style:style>
    <style:style style:name="T30" style:family="text">
      <style:text-properties style:font-name="DejaVu LGC Sans Mono" fo:background-color="transparent"/>
    </style:style>
    <style:style style:name="T31" style:family="text">
      <style:text-properties style:font-name="DejaVu LGC Sans Mono" fo:font-style="italic" fo:background-color="transparent" style:font-style-asian="italic" style:font-style-complex="italic"/>
    </style:style>
    <style:style style:name="T32" style:family="text">
      <style:text-properties style:font-name="DejaVu LGC Sans Mono" fo:font-weight="bold" fo:background-color="transparent" style:font-weight-asian="bold" style:font-weight-complex="bold"/>
    </style:style>
    <style:style style:name="T33" style:family="text">
      <style:text-properties fo:background-color="transparent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arial"/>
    </style:style>
    <style:style style:name="T38" style:family="text">
      <style:text-properties style:font-name="arial" fo:font-style="italic" style:font-style-asian="italic" style:font-style-complex="italic"/>
    </style:style>
    <style:style style:name="T39" style:family="text">
      <style:text-properties style:font-name="DejaVu Sans Mono"/>
    </style:style>
    <style:style style:name="T40" style:family="text">
      <style:text-properties style:font-name="DejaVu Sans Mono" fo:background-color="#ff0000"/>
    </style:style>
    <style:style style:name="T41" style:family="text">
      <style:text-properties style:text-line-through-style="solid"/>
    </style:style>
    <style:style style:name="T42" style:family="text">
      <style:text-properties fo:background-color="#ff0000"/>
    </style:style>
    <style:style style:name="T43" style:family="text">
      <style:text-properties fo:background-color="#c0c0c0"/>
    </style:style>
    <style:style style:name="T44" style:family="text">
      <style:text-properties fo:color="#008000"/>
    </style:style>
    <style:style style:name="T45" style:family="text">
      <style:text-properties fo:color="#008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6" style:family="text">
      <style:text-properties fo:color="#008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7" style:family="text">
      <style:text-properties fo:color="#008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8" style:family="text">
      <style:text-properties fo:color="#008000" style:text-line-through-style="none" style:font-name="Arial" fo:font-size="11pt" style:text-underline-style="none" fo:font-weight="bold" style:font-name-asian="Arial" style:font-size-asian="11pt" style:font-weight-asian="bold" style:font-name-complex="Arial" style:font-size-complex="11pt" style:font-weight-complex="bold"/>
    </style:style>
    <style:style style:name="T49" style:family="text">
      <style:text-properties fo:color="#008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0" style:family="text">
      <style:text-properties fo:color="#008000" style:text-line-through-style="none" style:font-name="DejaVu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1" style:family="text">
      <style:text-properties fo:color="#008000" style:text-line-through-style="none" style:font-name="DejaVu LGC Sans Mono" fo:font-size="11pt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2" style:family="text">
      <style:text-properties fo:color="#008000" fo:font-style="italic" style:font-style-asian="italic" style:font-style-complex="italic"/>
    </style:style>
    <style:style style:name="T53" style:family="text">
      <style:text-properties fo:color="#008000" style:font-name="DejaVu Sans Mono"/>
    </style:style>
    <style:style style:name="T54" style:family="text">
      <style:text-properties fo:color="#008000" style:font-name="arial"/>
    </style:style>
    <style:style style:name="T55" style:family="text">
      <style:text-properties fo:color="#008000" style:font-name="arial" fo:font-style="italic" style:font-style-asian="italic" style:font-style-complex="italic"/>
    </style:style>
    <style:style style:name="T56" style:family="text">
      <style:text-properties style:use-window-font-color="true"/>
    </style:style>
    <style:style style:name="T57" style:family="text"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8" style:family="text">
      <style:text-properties style:use-window-font-color="true" style:font-name="DejaVu Sans Mono"/>
    </style:style>
    <style:style style:name="T59" style:family="text">
      <style:text-properties style:use-window-font-color="true" style:font-name="DejaVu Sans Mono" fo:background-color="#ff0000"/>
    </style:style>
    <style:style style:name="T60" style:family="text">
      <style:text-properties style:use-window-font-color="true" fo:font-style="italic" style:font-style-asian="italic" style:font-style-complex="italic"/>
    </style:style>
    <style:style style:name="T61" style:family="text">
      <style:text-properties style:use-window-font-color="true" style:font-name="arial"/>
    </style:style>
    <style:style style:name="T62" style:family="text">
      <style:text-properties style:use-window-font-color="true" style:font-name="arial" fo:font-style="italic" style:font-style-asian="italic" style:font-style-complex="italic"/>
    </style:style>
    <style:style style:name="T63" style:family="text">
      <style:text-properties fo:color="#008080"/>
    </style:style>
    <style:style style:name="T64" style:family="text">
      <style:text-properties fo:color="#008080" fo:font-style="italic" style:font-style-asian="italic" style:font-style-complex="italic"/>
    </style:style>
    <style:style style:name="T65" style:family="text">
      <style:text-properties fo:color="#008080" style:font-name="DejaVu Sans Mono"/>
    </style:style>
    <style:style style:name="T66" style:family="text">
      <style:text-properties fo:color="#008080" style:font-name="arial"/>
    </style:style>
    <style:style style:name="T67" style:family="text">
      <style:text-properties fo:color="#008080" style:font-name="arial"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-start text:name="h.ikg92adevonm"/><text:span text:style-name="Default_20_Paragraph_20_Font"><text:span text:style-name="T44">Určovanie</text:span></text:span><text:bookmark-end text:name="h.ikg92adevonm"/><text:span text:style-name="Default_20_Paragraph_20_Font"><text:span text:style-name="T44"> typov</text:span></text:span></text:h>
      <text:p text:style-name="P2"><text:span text:style-name="Default_20_Paragraph_20_Font"><text:span text:style-name="T44">Niektoré jednoduché typy elementov/atribútov sa dajú zistiť napríklad:</text:span></text:span></text:p>
      <text:list xml:id="list2140537748" text:style-name="L1">
        <text:list-item>
          <text:p text:style-name="P19"><text:span text:style-name="Default_20_Paragraph_20_Font"><text:span text:style-name="T44">Ak sa v podmienke hodnota uzlu porovnáva s hodnotou konkrétneho typu (</text:span></text:span><text:span text:style-name="Default_20_Paragraph_20_Font"><text:span text:style-name="T52">string</text:span></text:span><text:span text:style-name="Default_20_Paragraph_20_Font"><text:span text:style-name="T44">, </text:span></text:span><text:span text:style-name="Default_20_Paragraph_20_Font"><text:span text:style-name="T52">int</text:span></text:span><text:span text:style-name="Default_20_Paragraph_20_Font"><text:span text:style-name="T44">, </text:span></text:span><text:span text:style-name="Default_20_Paragraph_20_Font"><text:span text:style-name="T52">date</text:span></text:span><text:span text:style-name="Default_20_Paragraph_20_Font"><text:span text:style-name="T44">, …). Napr /uzol = “aaa”, /uzol &gt; 1.5, /uzol != date(“2000-01-01”), (/uzol lt 5 <text:s text:c="3"/>- vyhodi type error, ak je /uzol untyped, co v nasom pripade je) …<text:line-break/>Presnejšie povedané, uzol alebo jeho hodnota sa používa vo výraze, z ktorého sa dá odvodiť jeho typ - aritmetické výrazy, porovnávania, volania funkcií, ...</text:span></text:span></text:p>
        </text:list-item>
        <text:list-item>
          <text:p text:style-name="P19"><text:span text:style-name="Default_20_Paragraph_20_Font"><text:span text:style-name="T44">Uzol sa používa ako argument funkcie, ktorá je definovaná tak, že tento jej argument je nejakého konkrétneho typu.</text:span></text:span></text:p>
        </text:list-item>
        <text:list-item>
          <text:p text:style-name="P19"><text:span text:style-name="Default_20_Paragraph_20_Font"><text:span text:style-name="T44">Použitie pretypovania, </text:span></text:span><text:span text:style-name="Default_20_Paragraph_20_Font"><text:span text:style-name="T52">konstuctorov</text:span></text:span><text:span text:style-name="Default_20_Paragraph_20_Font"><text:span text:style-name="T44">: </text:span></text:span><text:span text:style-name="Default_20_Paragraph_20_Font"><text:span text:style-name="T53">$myNum cast as xs:integer </text:span></text:span><text:span text:style-name="Default_20_Paragraph_20_Font"><text:span text:style-name="T44">, </text:span></text:span><text:span text:style-name="Default_20_Paragraph_20_Font"><text:span text:style-name="T53">xs:integer($myNum) </text:span></text:span></text:p>
        </text:list-item>
        <text:list-item>
          <text:p text:style-name="P19"><text:span text:style-name="Default_20_Paragraph_20_Font"><text:span text:style-name="T54">Použitie </text:span></text:span><text:span text:style-name="Default_20_Paragraph_20_Font"><text:span text:style-name="T55">Type Declaration</text:span></text:span><text:span text:style-name="Default_20_Paragraph_20_Font"><text:span text:style-name="T53"><text:line-break/>every $number as element(*,xs:integer) in doc("catalog.xml")//number satisfies ($number &gt; 0) <text:line-break/><text:line-break/>declare variable $firstNum as xs:integer </text:span></text:span></text:p>
          <text:p text:style-name="P19"><text:span text:style-name="Default_20_Paragraph_20_Font"><text:span text:style-name="T53">:= data(doc("catalog.xml")//product[1]/number); </text:span></text:span></text:p>
        </text:list-item>
      </text:list>
      <text:p text:style-name="P3"/>
      <text:p text:style-name="P38">Enumeration</text:p>
      <text:p text:style-name="P24">- Niekedy sa <text:span text:style-name="T1">if then else</text:span> konštrukcia používa ako klasický <text:span text:style-name="T1">switch</text:span> na rozbor všetkých možných hodnôt uzlu. V takomto prípade je možné odvodiť typ tohoto uzlu ako <text:span text:style-name="T1">enum</text:span>. Príklad:</text:p>
      <text:p text:style-name="P24"/>
      <text:p text:style-name="P27">Query </text:p>
      <text:p text:style-name="P25">let $cat := doc("catalog.xml")/catalog </text:p>
      <text:p text:style-name="P25">for $dept in distinct-values($cat/product/@dept) </text:p>
      <text:p text:style-name="P25">return &lt;li&gt;Department: {if ($dept = "ACC") </text:p>
      <text:p text:style-name="P25"><text:s text:c="24"/>then "Accessories" </text:p>
      <text:p text:style-name="P25"><text:s text:c="24"/>else if ($dept = "MEN") </text:p>
      <text:p text:style-name="P25"><text:s text:c="29"/>then "Menswear" </text:p>
      <text:p text:style-name="P25"><text:s text:c="29"/>else if ($dept = "WMN") </text:p>
      <text:p text:style-name="P25"><text:s text:c="34"/>then "Womens" </text:p>
      <text:p text:style-name="P25"><text:s text:c="34"/>else () </text:p>
      <text:p text:style-name="P25"><text:s text:c="2"/>} ({$dept})&lt;/li&gt; </text:p>
      <text:p text:style-name="P27">Results </text:p>
      <text:p text:style-name="P25">&lt;li&gt;Department: Womens (WMN)&lt;/li&gt; </text:p>
      <text:p text:style-name="P25">&lt;li&gt;Department: Accessories (ACC)&lt;/li&gt; </text:p>
      <text:p text:style-name="P25">&lt;li&gt;Department: Menswear (MEN)&lt;/li&gt; </text:p>
      <text:h text:style-name="P34" text:outline-level="1"><text:bookmark-start text:name="h.wuxxpsrph225"/><text:span text:style-name="Default_20_Paragraph_20_Font"><text:span text:style-name="T44">Zisťovanie</text:span></text:span><text:bookmark-end text:name="h.wuxxpsrph225"/><text:span text:style-name="Default_20_Paragraph_20_Font"><text:span text:style-name="T44"> š</text:span></text:span><text:span text:style-name="Default_20_Paragraph_20_Font"><text:span text:style-name="T49">trukt</text:span></text:span><text:span text:style-name="Default_20_Paragraph_20_Font"><text:span text:style-name="T44">ú</text:span></text:span><text:span text:style-name="Default_20_Paragraph_20_Font"><text:span text:style-name="T49">r</text:span></text:span><text:span text:style-name="Default_20_Paragraph_20_Font"><text:span text:style-name="T44">y</text:span></text:span><text:span text:style-name="Default_20_Paragraph_20_Font"><text:span text:style-name="T49"> d</text:span></text:span><text:span text:style-name="Default_20_Paragraph_20_Font"><text:span text:style-name="T44">á</text:span></text:span><text:span text:style-name="Default_20_Paragraph_20_Font"><text:span text:style-name="T49">t</text:span></text:span></text:h>
      <text:p text:style-name="P2"><text:soft-page-break/><text:span text:style-name="Default_20_Paragraph_20_Font"><text:span text:style-name="T46">- Z dotazov sa d</text:span></text:span><text:span text:style-name="Default_20_Paragraph_20_Font"><text:span text:style-name="T44">á</text:span></text:span><text:span text:style-name="Default_20_Paragraph_20_Font"><text:span text:style-name="T46"> zrejm</text:span></text:span><text:span text:style-name="Default_20_Paragraph_20_Font"><text:span text:style-name="T44">ý</text:span></text:span><text:span text:style-name="Default_20_Paragraph_20_Font"><text:span text:style-name="T46">m sp</text:span></text:span><text:span text:style-name="Default_20_Paragraph_20_Font"><text:span text:style-name="T44">ô</text:span></text:span><text:span text:style-name="Default_20_Paragraph_20_Font"><text:span text:style-name="T46">sobom odvodzova</text:span></text:span><text:span text:style-name="Default_20_Paragraph_20_Font"><text:span text:style-name="T44">ť</text:span></text:span><text:span text:style-name="Default_20_Paragraph_20_Font"><text:span text:style-name="T46"> </text:span></text:span><text:span text:style-name="Default_20_Paragraph_20_Font"><text:span text:style-name="T44">š</text:span></text:span><text:span text:style-name="Default_20_Paragraph_20_Font"><text:span text:style-name="T46">trukt</text:span></text:span><text:span text:style-name="Default_20_Paragraph_20_Font"><text:span text:style-name="T44">ú</text:span></text:span><text:span text:style-name="Default_20_Paragraph_20_Font"><text:span text:style-name="T46">ra d</text:span></text:span><text:span text:style-name="Default_20_Paragraph_20_Font"><text:span text:style-name="T44">á</text:span></text:span><text:span text:style-name="Default_20_Paragraph_20_Font"><text:span text:style-name="T46">t. Napr</text:span></text:span><text:span text:style-name="Default_20_Paragraph_20_Font"><text:span text:style-name="T44">íklad</text:span></text:span><text:span text:style-name="Default_20_Paragraph_20_Font"><text:span text:style-name="T46"> z ciest (path expressions) </text:span></text:span><text:span text:style-name="Default_20_Paragraph_20_Font"><text:span text:style-name="T48">/bib/book/author</text:span></text:span><text:span text:style-name="Default_20_Paragraph_20_Font"><text:span text:style-name="T46">, </text:span></text:span><text:span text:style-name="Default_20_Paragraph_20_Font"><text:span text:style-name="T48">/bib/book/title</text:span></text:span><text:span text:style-name="Default_20_Paragraph_20_Font"><text:span text:style-name="T46">, </text:span></text:span><text:span text:style-name="Default_20_Paragraph_20_Font"><text:span text:style-name="T48">//author/name</text:span></text:span><text:span text:style-name="Default_20_Paragraph_20_Font"><text:span text:style-name="T46"> m</text:span></text:span><text:span text:style-name="Default_20_Paragraph_20_Font"><text:span text:style-name="T44">ôž</text:span></text:span><text:span text:style-name="Default_20_Paragraph_20_Font"><text:span text:style-name="T46">eme predpok</text:span></text:span><text:span text:style-name="Default_20_Paragraph_20_Font"><text:span text:style-name="T44">l</text:span></text:span><text:span text:style-name="Default_20_Paragraph_20_Font"><text:span text:style-name="T46">ada</text:span></text:span><text:span text:style-name="Default_20_Paragraph_20_Font"><text:span text:style-name="T44">ť</text:span></text:span><text:span text:style-name="Default_20_Paragraph_20_Font"><text:span text:style-name="T46">, </text:span></text:span><text:span text:style-name="Default_20_Paragraph_20_Font"><text:span text:style-name="T44">ž</text:span></text:span><text:span text:style-name="Default_20_Paragraph_20_Font"><text:span text:style-name="T46">e kore</text:span></text:span><text:span text:style-name="Default_20_Paragraph_20_Font"><text:span text:style-name="T44">ň</text:span></text:span><text:span text:style-name="Default_20_Paragraph_20_Font"><text:span text:style-name="T46">ov</text:span></text:span><text:span text:style-name="Default_20_Paragraph_20_Font"><text:span text:style-name="T44">ý</text:span></text:span><text:span text:style-name="Default_20_Paragraph_20_Font"><text:span text:style-name="T46"> element je </text:span></text:span><text:span text:style-name="Default_20_Paragraph_20_Font"><text:span text:style-name="T45">bib</text:span></text:span><text:span text:style-name="Default_20_Paragraph_20_Font"><text:span text:style-name="T46">, ktor</text:span></text:span><text:span text:style-name="Default_20_Paragraph_20_Font"><text:span text:style-name="T44">ý</text:span></text:span><text:span text:style-name="Default_20_Paragraph_20_Font"><text:span text:style-name="T46"> m</text:span></text:span><text:span text:style-name="Default_20_Paragraph_20_Font"><text:span text:style-name="T44">á</text:span></text:span><text:span text:style-name="Default_20_Paragraph_20_Font"><text:span text:style-name="T46"> podelementy </text:span></text:span><text:span text:style-name="Default_20_Paragraph_20_Font"><text:span text:style-name="T45">book</text:span></text:span><text:span text:style-name="Default_20_Paragraph_20_Font"><text:span text:style-name="T46"> a tie maj</text:span></text:span><text:span text:style-name="Default_20_Paragraph_20_Font"><text:span text:style-name="T44">ú</text:span></text:span><text:span text:style-name="Default_20_Paragraph_20_Font"><text:span text:style-name="T46"> autora a n</text:span></text:span><text:span text:style-name="Default_20_Paragraph_20_Font"><text:span text:style-name="T44">á</text:span></text:span><text:span text:style-name="Default_20_Paragraph_20_Font"><text:span text:style-name="T46">zov. Autor m</text:span></text:span><text:span text:style-name="Default_20_Paragraph_20_Font"><text:span text:style-name="T44">á</text:span></text:span><text:span text:style-name="Default_20_Paragraph_20_Font"><text:span text:style-name="T46"> m</text:span></text:span><text:span text:style-name="Default_20_Paragraph_20_Font"><text:span text:style-name="T44">e</text:span></text:span><text:span text:style-name="Default_20_Paragraph_20_Font"><text:span text:style-name="T46">no. Nedok</text:span></text:span><text:span text:style-name="Default_20_Paragraph_20_Font"><text:span text:style-name="T44">áž</text:span></text:span><text:span text:style-name="Default_20_Paragraph_20_Font"><text:span text:style-name="T46">eme ale ur</text:span></text:span><text:span text:style-name="Default_20_Paragraph_20_Font"><text:span text:style-name="T44">č</text:span></text:span><text:span text:style-name="Default_20_Paragraph_20_Font"><text:span text:style-name="T46">i</text:span></text:span><text:span text:style-name="Default_20_Paragraph_20_Font"><text:span text:style-name="T44">ť</text:span></text:span><text:span text:style-name="Default_20_Paragraph_20_Font"><text:span text:style-name="T46"> povinnos</text:span></text:span><text:span text:style-name="Default_20_Paragraph_20_Font"><text:span text:style-name="T44">ť</text:span></text:span><text:span text:style-name="Default_20_Paragraph_20_Font"><text:span text:style-name="T46"> v</text:span></text:span><text:span text:style-name="Default_20_Paragraph_20_Font"><text:span text:style-name="T44">ý</text:span></text:span><text:span text:style-name="Default_20_Paragraph_20_Font"><text:span text:style-name="T46">skytu ani po</text:span></text:span><text:span text:style-name="Default_20_Paragraph_20_Font"><text:span text:style-name="T44">č</text:span></text:span><text:span text:style-name="Default_20_Paragraph_20_Font"><text:span text:style-name="T46">etnosti jednotliv</text:span></text:span><text:span text:style-name="Default_20_Paragraph_20_Font"><text:span text:style-name="T44">ý</text:span></text:span><text:span text:style-name="Default_20_Paragraph_20_Font"><text:span text:style-name="T46">ch </text:span></text:span><text:span text:style-name="Default_20_Paragraph_20_Font"><text:span text:style-name="T44">elementov</text:span></text:span><text:span text:style-name="Default_20_Paragraph_20_Font"><text:span text:style-name="T46">. Podobne pre atribúty.</text:span></text:span></text:p>
      <text:p text:style-name="P3"/>
      <text:h text:style-name="P36" text:outline-level="1"><text:bookmark-start text:name="h.abq0swvkxh98"/><text:span text:style-name="Default_20_Paragraph_20_Font"><text:span text:style-name="T45">Po</text:span></text:span><text:bookmark-end text:name="h.abq0swvkxh98"/><text:span text:style-name="Default_20_Paragraph_20_Font"><text:span text:style-name="T44">č</text:span></text:span><text:span text:style-name="Default_20_Paragraph_20_Font"><text:span text:style-name="T45">etnos</text:span></text:span><text:span text:style-name="Default_20_Paragraph_20_Font"><text:span text:style-name="T44">ť</text:span></text:span><text:span text:style-name="Default_20_Paragraph_20_Font"><text:span text:style-name="T45"> podelementov</text:span></text:span></text:h>
      <text:p text:style-name="P2"><text:span text:style-name="Default_20_Paragraph_20_Font"><text:span text:style-name="T46">- Z dotazu</text:span></text:span></text:p>
      <text:p text:style-name="P6"><text:span text:style-name="Default_20_Paragraph_20_Font"><text:span text:style-name="T46"/></text:span></text:p>
      <text:p text:style-name="P2"><text:span text:style-name="Default_20_Paragraph_20_Font"><text:span text:style-name="T50">let $aut := for $a in $book1/author <text:line-break/> <text:s text:c="11"/>order by $a/last, $a/first<text:line-break/> <text:s text:c="11"/>return $a</text:span></text:span></text:p>
      <text:p text:style-name="P6"><text:span text:style-name="Default_20_Paragraph_20_Font"><text:span text:style-name="T50"/></text:span></text:p>
      <text:p text:style-name="P2"><text:span text:style-name="Default_20_Paragraph_20_Font"><text:span text:style-name="T44">je možné odvodiť</text:span></text:span><text:span text:style-name="Default_20_Paragraph_20_Font"><text:span text:style-name="T46">, </text:span></text:span><text:span text:style-name="Default_20_Paragraph_20_Font"><text:span text:style-name="T44">ž</text:span></text:span><text:span text:style-name="Default_20_Paragraph_20_Font"><text:span text:style-name="T46">e kniha m</text:span></text:span><text:span text:style-name="Default_20_Paragraph_20_Font"><text:span text:style-name="T44">ôž</text:span></text:span><text:span text:style-name="Default_20_Paragraph_20_Font"><text:span text:style-name="T46">e ma</text:span></text:span><text:span text:style-name="Default_20_Paragraph_20_Font"><text:span text:style-name="T44">ť</text:span></text:span><text:span text:style-name="Default_20_Paragraph_20_Font"><text:span text:style-name="T46"> viacer</text:span></text:span><text:span text:style-name="Default_20_Paragraph_20_Font"><text:span text:style-name="T44">ý</text:span></text:span><text:span text:style-name="Default_20_Paragraph_20_Font"><text:span text:style-name="T46">ch autorov (aj </text:span></text:span><text:span text:style-name="Default_20_Paragraph_20_Font"><text:span text:style-name="T44">ž</text:span></text:span><text:span text:style-name="Default_20_Paragraph_20_Font"><text:span text:style-name="T46">iadneho), </text:span></text:span><text:span text:style-name="Default_20_Paragraph_20_Font"><text:span text:style-name="T44">č</text:span></text:span><text:span text:style-name="Default_20_Paragraph_20_Font"><text:span text:style-name="T46">i</text:span></text:span><text:span text:style-name="Default_20_Paragraph_20_Font"><text:span text:style-name="T44">ž</text:span></text:span><text:span text:style-name="Default_20_Paragraph_20_Font"><text:span text:style-name="T46">e pravdepodobne neplat</text:span></text:span><text:span text:style-name="Default_20_Paragraph_20_Font"><text:span text:style-name="T44">í</text:span></text:span><text:span text:style-name="Default_20_Paragraph_20_Font"><text:span text:style-name="T46">, </text:span></text:span><text:span text:style-name="Default_20_Paragraph_20_Font"><text:span text:style-name="T44">ž</text:span></text:span><text:span text:style-name="Default_20_Paragraph_20_Font"><text:span text:style-name="T46">e kniha m</text:span></text:span><text:span text:style-name="Default_20_Paragraph_20_Font"><text:span text:style-name="T44">á</text:span></text:span><text:span text:style-name="Default_20_Paragraph_20_Font"><text:span text:style-name="T46"> pr</text:span></text:span><text:span text:style-name="Default_20_Paragraph_20_Font"><text:span text:style-name="T44">á</text:span></text:span><text:span text:style-name="Default_20_Paragraph_20_Font"><text:span text:style-name="T46">ve jedn</text:span></text:span><text:span text:style-name="Default_20_Paragraph_20_Font"><text:span text:style-name="T44">é</text:span></text:span><text:span text:style-name="Default_20_Paragraph_20_Font"><text:span text:style-name="T46">ho autora.</text:span></text:span></text:p>
      <text:p text:style-name="P31"/>
      <text:p text:style-name="P2"><text:span text:style-name="Default_20_Paragraph_20_Font"><text:span text:style-name="T46">- Pou</text:span></text:span><text:span text:style-name="Default_20_Paragraph_20_Font"><text:span text:style-name="T44">ž</text:span></text:span><text:span text:style-name="Default_20_Paragraph_20_Font"><text:span text:style-name="T46">itie funkcie </text:span></text:span><text:span text:style-name="Default_20_Paragraph_20_Font"><text:span text:style-name="T47">count()</text:span></text:span><text:span text:style-name="Default_20_Paragraph_20_Font"><text:span text:style-name="T46"> (okrem </text:span></text:span><text:span text:style-name="Default_20_Paragraph_20_Font"><text:span text:style-name="T47">count() &gt; 0</text:span></text:span><text:span text:style-name="Default_20_Paragraph_20_Font"><text:span text:style-name="T46"> v podmienke) indikuje n</text:span></text:span><text:span text:style-name="Default_20_Paragraph_20_Font"><text:span text:style-name="T44">á</text:span></text:span><text:span text:style-name="Default_20_Paragraph_20_Font"><text:span text:style-name="T46">sobn</text:span></text:span><text:span text:style-name="Default_20_Paragraph_20_Font"><text:span text:style-name="T44">ú</text:span></text:span><text:span text:style-name="Default_20_Paragraph_20_Font"><text:span text:style-name="T46"> po</text:span></text:span><text:span text:style-name="Default_20_Paragraph_20_Font"><text:span text:style-name="T44">č</text:span></text:span><text:span text:style-name="Default_20_Paragraph_20_Font"><text:span text:style-name="T46">etnos</text:span></text:span><text:span text:style-name="Default_20_Paragraph_20_Font"><text:span text:style-name="T44">ť</text:span></text:span><text:span text:style-name="Default_20_Paragraph_20_Font"><text:span text:style-name="T46"> uzlu, napr</text:span></text:span><text:span text:style-name="Default_20_Paragraph_20_Font"><text:span text:style-name="T44">íklad:</text:span></text:span></text:p>
      <text:p text:style-name="P6"><text:span text:style-name="Default_20_Paragraph_20_Font"><text:span text:style-name="T44"/></text:span></text:p>
      <text:p text:style-name="P2"><text:span text:style-name="Default_20_Paragraph_20_Font"><text:span text:style-name="T51">&lt;section_count&gt;{ count(/book/section) }&lt;/section_count&gt;</text:span></text:span></text:p>
      <text:p text:style-name="P31"/>
      <text:p text:style-name="P2"><text:span text:style-name="Default_20_Paragraph_20_Font"><text:span text:style-name="T46">- </text:span></text:span><text:span text:style-name="Default_20_Paragraph_20_Font"><text:span text:style-name="T44">Podobne</text:span></text:span><text:span text:style-name="Default_20_Paragraph_20_Font"><text:span text:style-name="T46"> pri pou</text:span></text:span><text:span text:style-name="Default_20_Paragraph_20_Font"><text:span text:style-name="T44">ž</text:span></text:span><text:span text:style-name="Default_20_Paragraph_20_Font"><text:span text:style-name="T46">it</text:span></text:span><text:span text:style-name="Default_20_Paragraph_20_Font"><text:span text:style-name="T44">í</text:span></text:span><text:span text:style-name="Default_20_Paragraph_20_Font"><text:span text:style-name="T46"> index</text:span></text:span><text:span text:style-name="Default_20_Paragraph_20_Font"><text:span text:style-name="T44">á</text:span></text:span><text:span text:style-name="Default_20_Paragraph_20_Font"><text:span text:style-name="T46">cie alebo funkcie </text:span></text:span><text:span text:style-name="Default_20_Paragraph_20_Font"><text:span text:style-name="T47">position()</text:span></text:span><text:span text:style-name="Default_20_Paragraph_20_Font"><text:span text:style-name="T46"> v podmienke, napr</text:span></text:span><text:span text:style-name="Default_20_Paragraph_20_Font"><text:span text:style-name="T44">íklad:</text:span></text:span></text:p>
      <text:p text:style-name="P6"><text:span text:style-name="Default_20_Paragraph_20_Font"><text:span text:style-name="T44"/></text:span></text:p>
      <text:p text:style-name="P2"><text:span text:style-name="Default_20_Paragraph_20_Font"><text:span text:style-name="T51">($s/incision)[2]/instrument, ($s/instrument)[position()&lt;=2]</text:span></text:span></text:p>
      <text:p text:style-name="P31"/>
      <text:p text:style-name="P24">- Použitie Value Comparison operátorov na nejakú sekvenciu uzlov znamená, že táto sekvencia je jednoprvková alebo prázdna, inak by to bol Type error. Podobne operátor <text:span text:style-name="T1">is</text:span>.</text:p>
      <text:p text:style-name="P25"><text:s/>doc("catalog.xml")/catalog/product[4]/ number lt 500</text:p>
      <text:p text:style-name="P25"/>
      <text:p text:style-name="P32">- Výraz v order by musí vraciať maximálne jednu hodnotu, inak je to type error. V príklade teda element item obsahuje najviac jeden element num.</text:p>
      <text:p text:style-name="P30"/>
      <text:p text:style-name="P30">for $item in doc("order.xml")//item </text:p>
      <text:p text:style-name="P30">order by $item/num </text:p>
      <text:p text:style-name="P25">return $item</text:p>
      <text:p text:style-name="P9"/>
      <text:p text:style-name="P21">- <text:span text:style-name="T41">Pororovnávanie poradia elementov s rovnakou absolútnou cestou indikuje ich násobnú početnosť.</text:span> (toto je asi to isté ako indexácia)</text:p>
      <text:p text:style-name="P21"/>
      <text:p text:style-name="P23">let $prods := doc("catalog.xml")/catalog/product </text:p>
      <text:p text:style-name="P23">for $prod in $prods </text:p>
      <text:p text:style-name="P23"><text:soft-page-break/>where $prod &lt;&lt; $prods[@dept = $prod/@dept][last( )] </text:p>
      <text:p text:style-name="P22">return $prod </text:p>
      <text:p text:style-name="P10"/>
      <text:p text:style-name="P26"><text:span text:style-name="T37">- Podobne použitie množinových operátorov </text:span><text:span text:style-name="T38">union</text:span><text:span text:style-name="T37">, </text:span><text:span text:style-name="T38">intersect</text:span><text:span text:style-name="T37">, </text:span><text:span text:style-name="T38">except</text:span><text:span text:style-name="T37"> na sekvencie uzlov.</text:span></text:p>
      <text:p text:style-name="P28"/>
      <text:p text:style-name="P26"><text:span text:style-name="T37">- Použitie funckií zero-or-one, one-or-more, exactly-one na nejakú sekvenciu elementov<text:line-break/></text:span><text:span text:style-name="T39">zero-or-one(doc("prices.xml")//prod[@num = 557]/price) <text:line-break/></text:span><text:span text:style-name="T59">TODO</text:span><text:span text:style-name="T58"> toto možno nejak využiť na zisťovanie alebo zamietanie unikátnosti hodnôt uzlov.</text:span></text:p>
      <text:p text:style-name="P29"/>
      <text:p text:style-name="P28">- Na niektorých miestach vo výrazoch nemožu byť sekvencii viac ako jedného uzlu. Napríklad aritmetické výrazy (<text:span text:style-name="T39">doc("prices.xml")//price * 2</text:span>) alebo volanie niektorých funkcií (<text:span text:style-name="T39">substring()</text:span>)</text:p>
      <text:h text:style-name="P36" text:outline-level="1"><text:bookmark-start text:name="h.pmopoagw9pso"/><text:span text:style-name="Default_20_Paragraph_20_Font"><text:span text:style-name="T57">Poradie</text:span></text:span><text:bookmark-end text:name="h.pmopoagw9pso"/><text:span text:style-name="Default_20_Paragraph_20_Font"><text:span text:style-name="T57"> elemento</text:span></text:span><text:span text:style-name="Default_20_Paragraph_20_Font"><text:span text:style-name="T7">v (volba medzi </text:span></text:span><text:span text:style-name="Default_20_Paragraph_20_Font"><text:span text:style-name="T14">sequence</text:span></text:span><text:span text:style-name="Default_20_Paragraph_20_Font"><text:span text:style-name="T7"> a </text:span></text:span><text:span text:style-name="Default_20_Paragraph_20_Font"><text:span text:style-name="T14">all</text:span></text:span><text:span text:style-name="Default_20_Paragraph_20_Font"><text:span text:style-name="T7">)</text:span></text:span></text:h>
      <text:p text:style-name="P2"><text:span text:style-name="Default_20_Paragraph_20_Font"><text:span text:style-name="T4">- </text:span></text:span><text:span text:style-name="Default_20_Paragraph_20_Font"><text:span text:style-name="T4">Index</text:span></text:span><text:span text:style-name="Default_20_Paragraph_20_Font">á</text:span><text:span text:style-name="Default_20_Paragraph_20_Font"><text:span text:style-name="T4">cia</text:span></text:span><text:span text:style-name="Default_20_Paragraph_20_Font"><text:span text:style-name="T4"> </text:span></text:span><text:span text:style-name="Default_20_Paragraph_20_Font"><text:span text:style-name="T4">alebo</text:span></text:span><text:span text:style-name="Default_20_Paragraph_20_Font"><text:span text:style-name="T4"> </text:span></text:span><text:span text:style-name="Default_20_Paragraph_20_Font"><text:span text:style-name="T4">porovn</text:span></text:span><text:span text:style-name="Default_20_Paragraph_20_Font">á</text:span><text:span text:style-name="Default_20_Paragraph_20_Font"><text:span text:style-name="T4">vanie</text:span></text:span><text:span text:style-name="Default_20_Paragraph_20_Font"><text:span text:style-name="T4"> </text:span></text:span><text:span text:style-name="Default_20_Paragraph_20_Font"><text:span text:style-name="T4">poradia</text:span></text:span><text:span text:style-name="Default_20_Paragraph_20_Font"><text:span text:style-name="T4"> </text:span></text:span><text:span text:style-name="Default_20_Paragraph_20_Font"><text:span text:style-name="T4">elementov</text:span></text:span><text:span text:style-name="Default_20_Paragraph_20_Font"><text:span text:style-name="T4">, </text:span></text:span><text:span text:style-name="Default_20_Paragraph_20_Font">s</text:span><text:span text:style-name="Default_20_Paragraph_20_Font"> </text:span><text:span text:style-name="Default_20_Paragraph_20_Font">rôznymi</text:span><text:span text:style-name="Default_20_Paragraph_20_Font"> </text:span><text:span text:style-name="Default_20_Paragraph_20_Font">absolútnymi</text:span><text:span text:style-name="Default_20_Paragraph_20_Font"> </text:span><text:span text:style-name="Default_20_Paragraph_20_Font">cestami</text:span><text:span text:style-name="Default_20_Paragraph_20_Font">,</text:span><text:span text:style-name="Default_20_Paragraph_20_Font"><text:span text:style-name="T4"> </text:span></text:span><text:span text:style-name="Default_20_Paragraph_20_Font"><text:span text:style-name="T4">indikuje</text:span>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4">kon</text:span></text:span><text:span text:style-name="Default_20_Paragraph_20_Font">š</text:span><text:span text:style-name="Default_20_Paragraph_20_Font"><text:span text:style-name="T4">trukcie</text:span></text:span><text:span text:style-name="Default_20_Paragraph_20_Font"><text:span text:style-name="T4"> </text:span></text:span><text:span text:style-name="Default_20_Paragraph_20_Font"><text:span text:style-name="T11">sequence</text:span></text:span><text:span text:style-name="Default_20_Paragraph_20_Font"><text:span text:style-name="T4"> (</text:span></text:span><text:span text:style-name="Default_20_Paragraph_20_Font"><text:span text:style-name="T4">resp</text:span></text:span><text:span text:style-name="Default_20_Paragraph_20_Font"><text:span text:style-name="T4">. </text:span></text:span><text:span text:style-name="Default_20_Paragraph_20_Font">vylučuje</text:span><text:span text:style-name="Default_20_Paragraph_20_Font"><text:span text:style-name="T4"> </text:span></text:span><text:span text:style-name="Default_20_Paragraph_20_Font"><text:span text:style-name="T4">pou</text:span></text:span><text:span text:style-name="Default_20_Paragraph_20_Font">ž</text:span><text:span text:style-name="Default_20_Paragraph_20_Font"><text:span text:style-name="T4">itie</text:span></text:span><text:span text:style-name="Default_20_Paragraph_20_Font"><text:span text:style-name="T4"> </text:span></text:span><text:span text:style-name="Default_20_Paragraph_20_Font"><text:span text:style-name="T11">all</text:span></text:span><text:span text:style-name="Default_20_Paragraph_20_Font"><text:span text:style-name="T4">) </text:span></text:span><text:span text:style-name="Default_20_Paragraph_20_Font">na</text:span><text:span text:style-name="Default_20_Paragraph_20_Font"> </text:span><text:span text:style-name="Default_20_Paragraph_20_Font">miesta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definíciach</text:span><text:span text:style-name="Default_20_Paragraph_20_Font"><text:span text:style-name="T4"> </text:span></text:span><text:span text:style-name="Default_20_Paragraph_20_Font"><text:span text:style-name="T4">typ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spolo</text:span></text:span><text:span text:style-name="Default_20_Paragraph_20_Font">č</text:span><text:span text:style-name="Default_20_Paragraph_20_Font"><text:span text:style-name="T4">n</text:span></text:span><text:span text:style-name="Default_20_Paragraph_20_Font">ý</text:span><text:span text:style-name="Default_20_Paragraph_20_Font"><text:span text:style-name="T4">ch</text:span></text:span><text:span text:style-name="Default_20_Paragraph_20_Font"><text:span text:style-name="T4"> </text:span></text:span><text:span text:style-name="Default_20_Paragraph_20_Font"><text:span text:style-name="T4">predko</text:span></text:span><text:span text:style-name="Default_20_Paragraph_20_Font">v</text:span><text:span text:style-name="Default_20_Paragraph_20_Font"><text:span text:style-name="T4"> </text:span></text:span><text:span text:style-name="Default_20_Paragraph_20_Font"><text:span text:style-name="T4">t</text:span></text:span><text:span text:style-name="Default_20_Paragraph_20_Font">ý</text:span><text:span text:style-name="Default_20_Paragraph_20_Font"><text:span text:style-name="T4">chto</text:span></text:span><text:span text:style-name="Default_20_Paragraph_20_Font"><text:span text:style-name="T4"> </text:span></text:span><text:span text:style-name="Default_20_Paragraph_20_Font"><text:span text:style-name="T4">elemetov</text:span></text:span><text:span text:style-name="Default_20_Paragraph_20_Font"><text:span text:style-name="T4">, </text:span></text:span><text:span text:style-name="Default_20_Paragraph_20_Font"><text:span text:style-name="T4">ktor</text:span></text:span><text:span text:style-name="Default_20_Paragraph_20_Font">é</text:span><text:span text:style-name="Default_20_Paragraph_20_Font"><text:span text:style-name="T4"> </text:span></text:span><text:span text:style-name="Default_20_Paragraph_20_Font"><text:span text:style-name="T4">toto</text:span></text:span><text:span text:style-name="Default_20_Paragraph_20_Font"><text:span text:style-name="T4"> </text:span></text:span><text:span text:style-name="Default_20_Paragraph_20_Font"><text:span text:style-name="T4">poradie</text:span></text:span><text:span text:style-name="Default_20_Paragraph_20_Font"><text:span text:style-name="T4"> </text:span></text:span><text:span text:style-name="Default_20_Paragraph_20_Font"><text:span text:style-name="T4">m</text:span></text:span><text:span text:style-name="Default_20_Paragraph_20_Font">ôž</text:span><text:span text:style-name="Default_20_Paragraph_20_Font"><text:span text:style-name="T4">u</text:span></text:span><text:span text:style-name="Default_20_Paragraph_20_Font"><text:span text:style-name="T4"> </text:span></text:span><text:span text:style-name="Default_20_Paragraph_20_Font"><text:span text:style-name="T4">ovplyvni</text:span></text:span><text:span text:style-name="Default_20_Paragraph_20_Font">ť</text:span><text:span text:style-name="Default_20_Paragraph_20_Font"><text:span text:style-name="T4">. </text:span></text:span><text:span text:style-name="Default_20_Paragraph_20_Font"><text:span text:style-name="T4">Napr</text:span></text:span><text:span text:style-name="Default_20_Paragraph_20_Font">íklad</text:span><text:span text:style-name="Default_20_Paragraph_20_Font">:</text:span></text:p>
      <text:p text:style-name="P2"><text:span text:style-name="Default_20_Paragraph_20_Font"><text:span text:style-name="T22">let $i2 := (doc("report1.xml")//incision)[2]<text:line-break/>for $a in (doc("report1.xml")//action)[. &gt;&gt; $i2]<text:line-break/>return $a//instrument</text:span></text:span></text:p>
      <text:p text:style-name="P3"/>
      <text:p text:style-name="P8">- <text:span text:style-name="T42">TODO</text:span> Specifické použitia ordering módu. Chce to viac preskúmať.</text:p>
      <text:h text:style-name="P36" text:outline-level="1"><text:bookmark-start text:name="h.vvglnew6xzs"/><text:span text:style-name="Default_20_Paragraph_20_Font"><text:span text:style-name="T8">Nepovinnos</text:span></text:span><text:bookmark-end text:name="h.vvglnew6xzs"/><text:span text:style-name="Default_20_Paragraph_20_Font"><text:span text:style-name="T43">ť</text:span></text:span><text:span text:style-name="Default_20_Paragraph_20_Font"><text:span text:style-name="T8"> v</text:span></text:span><text:span text:style-name="Default_20_Paragraph_20_Font"><text:span text:style-name="T43">ý</text:span></text:span><text:span text:style-name="Default_20_Paragraph_20_Font"><text:span text:style-name="T8">skytu atrib</text:span></text:span><text:span text:style-name="Default_20_Paragraph_20_Font"><text:span text:style-name="T43">ú</text:span></text:span><text:span text:style-name="Default_20_Paragraph_20_Font"><text:span text:style-name="T8">tov</text:span></text:span><text:span text:style-name="Default_20_Paragraph_20_Font"><text:span text:style-name="T43"> a</text:span></text:span><text:span text:style-name="Default_20_Paragraph_20_Font"><text:span text:style-name="T8"> elementov</text:span></text:span><text:span text:style-name="Default_20_Paragraph_20_Font"><text:span text:style-name="T9"> </text:span></text:span><text:span text:style-name="Default_20_Paragraph_20_Font"><text:span text:style-name="T6">(toto je asi násobná početnosť)</text:span></text:span></text:h>
      <text:p text:style-name="P2"><text:span text:style-name="Default_20_Paragraph_20_Font"><text:span text:style-name="T43">Atribút alebo element je pravdepodobne nepovinný, ak napríklad:</text:span></text:span></text:p>
      <text:list xml:id="list1318711327" text:style-name="L2">
        <text:list-item>
          <text:p text:style-name="P20"><text:span text:style-name="Default_20_Paragraph_20_Font"><text:span text:style-name="T5">V podmienke dotazu je test na výskyt, napríklad <text:line-break/></text:span></text:span><text:span text:style-name="Default_20_Paragraph_20_Font"><text:span text:style-name="T17">//book[author]</text:span></text:span><text:span text:style-name="Default_20_Paragraph_20_Font"><text:span text:style-name="T5"> <text:s text:c="2"/>- </text:span></text:span><text:span text:style-name="Default_20_Paragraph_20_Font"><text:span text:style-name="T8">author</text:span></text:span><text:span text:style-name="Default_20_Paragraph_20_Font"><text:span text:style-name="T5"> asi bude nepovinný<text:line-break/></text:span></text:span><text:span text:style-name="Default_20_Paragraph_20_Font"><text:span text:style-name="T17">//book[author]/section</text:span></text:span><text:span text:style-name="Default_20_Paragraph_20_Font"><text:span text:style-name="T5"> <text:s text:c="2"/>- taktiež všetko, čo ďalej pokračuje je nepovinné</text:span></text:span></text:p>
        </text:list-item>
        <text:list-item>
          <text:p text:style-name="P20"><text:span text:style-name="Default_20_Paragraph_20_Font"><text:span text:style-name="T43">Podobne</text:span></text:span><text:span text:style-name="Default_20_Paragraph_20_Font"><text:span text:style-name="T5"> s podmienkou </text:span></text:span><text:span text:style-name="Default_20_Paragraph_20_Font"><text:span text:style-name="T13">count() &gt; 0</text:span></text:span><text:span text:style-name="Default_20_Paragraph_20_Font"><text:span text:style-name="T5">, napr</text:span></text:span><text:span text:style-name="Default_20_Paragraph_20_Font"><text:span text:style-name="T43">íklad<text:line-break/></text:span></text:span><text:span text:style-name="Default_20_Paragraph_20_Font"><text:span text:style-name="T17">//book[count(author) &gt; 0)]</text:span></text:span></text:p>
        </text:list-item>
        <text:list-item>
          <text:p text:style-name="P20"><text:span text:style-name="Default_20_Paragraph_20_Font"><text:span text:style-name="T17">Nachádza sa vo výraze v </text:span></text:span><text:span text:style-name="Default_20_Paragraph_20_Font"><text:span text:style-name="T20">order by</text:span></text:span><text:span text:style-name="Default_20_Paragraph_20_Font"><text:span text:style-name="T17"> a má pre tento výraz je nastavený modifikátor prázdnych sekvencií (</text:span></text:span><text:span text:style-name="Default_20_Paragraph_20_Font"><text:span text:style-name="T20">empty greatest</text:span></text:span><text:span text:style-name="Default_20_Paragraph_20_Font"><text:span text:style-name="T17"> / </text:span></text:span><text:span text:style-name="Default_20_Paragraph_20_Font"><text:span text:style-name="T20">empty least</text:span></text:span><text:span text:style-name="Default_20_Paragraph_20_Font"><text:span text:style-name="T17">)</text:span></text:span></text:p>
        </text:list-item>
      </text:list>
      <text:p text:style-name="P2"/>
      <text:h text:style-name="P33" text:outline-level="1"><text:bookmark-start text:name="h.7tq8614mxiif"/><text:span text:style-name="Default_20_Paragraph_20_Font">Hľadanie</text:span><text:bookmark-end text:name="h.7tq8614mxiif"/><text:span text:style-name="Default_20_Paragraph_20_Font"> </text:span><text:span text:style-name="Default_20_Paragraph_20_Font">kľúčov</text:span></text:h>
      <text:h text:style-name="P36" text:outline-level="1"><text:bookmark-start text:name="h.r5j7q2jk059p"/><text:span text:style-name="Default_20_Paragraph_20_Font">Princíp</text:span><text:bookmark-end text:name="h.r5j7q2jk059p"/><text:span text:style-name="Default_20_Paragraph_20_Font"> </text:span><text:span text:style-name="Default_20_Paragraph_20_Font">z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Discovering</text:span><text:span text:style-name="Default_20_Paragraph_20_Font"> </text:span><text:span text:style-name="Default_20_Paragraph_20_Font">XML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and</text:span><text:span text:style-name="Default_20_Paragraph_20_Font"> </text:span><text:span text:style-name="Default_20_Paragraph_20_Font">Foreign</text:span><text:span text:style-name="Default_20_Paragraph_20_Font"> </text:span><text:span text:style-name="Default_20_Paragraph_20_Font">Keys</text:span><text:span text:style-name="Default_20_Paragraph_20_Font"> </text:span><text:span text:style-name="Default_20_Paragraph_20_Font">in</text:span><text:span text:style-name="Default_20_Paragraph_20_Font"> </text:span><text:span text:style-name="Default_20_Paragraph_20_Font">Queries</text:span></text:h>
      <text:p text:style-name="P14"><text:span text:style-name="Default_20_Paragraph_20_Font">V</text:span><text:span text:style-name="Default_20_Paragraph_20_Font"> </text:span><text:span text:style-name="Default_20_Paragraph_20_Font">nasledujúcich</text:span><text:span text:style-name="Default_20_Paragraph_20_Font"> </text:span><text:span text:style-name="Default_20_Paragraph_20_Font">dotazoch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dá</text:span><text:span text:style-name="Default_20_Paragraph_20_Font"> </text:span><text:span text:style-name="Default_20_Paragraph_20_Font">použiť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ľadanie</text:span><text:span text:style-name="Default_20_Paragraph_20_Font"> </text:span><text:span text:style-name="Default_20_Paragraph_20_Font">kľúčov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tohoto</text:span><text:span text:style-name="Default_20_Paragraph_20_Font"> </text:span><text:span text:style-name="Default_20_Paragraph_20_Font">článku</text:span><text:span text:style-name="Default_20_Paragraph_20_Font"> </text:span><text:span text:style-name="Default_20_Paragraph_20_Font">s</text:span><text:span text:style-name="Default_20_Paragraph_20_Font"> </text:span><text:span text:style-name="Default_20_Paragraph_20_Font">drobnými</text:span><text:span text:style-name="Default_20_Paragraph_20_Font"> </text:span><text:span text:style-name="Default_20_Paragraph_20_Font">úpravami</text:span><text:span text:style-name="Default_20_Paragraph_20_Font">. </text:span><text:span text:style-name="Default_20_Paragraph_20_Font">Tieto</text:span><text:span text:style-name="Default_20_Paragraph_20_Font"> </text:span><text:span text:style-name="Default_20_Paragraph_20_Font">dotazy</text:span><text:span text:style-name="Default_20_Paragraph_20_Font"> </text:span><text:span text:style-name="Default_20_Paragraph_20_Font">nemajú</text:span><text:span text:style-name="Default_20_Paragraph_20_Font"> </text:span><text:span text:style-name="Default_20_Paragraph_20_Font">presný</text:span><text:span text:style-name="Default_20_Paragraph_20_Font"> </text:span><text:span text:style-name="Default_20_Paragraph_20_Font">tvar</text:span><text:span text:style-name="Default_20_Paragraph_20_Font"> </text:span><text:span text:style-name="Default_20_Paragraph_20_Font">žiadneho</text:span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join</text:span></text:span><text:span text:style-name="Default_20_Paragraph_20_Font"><text:span text:style-name="T1"> </text:span></text:span><text:span text:style-name="Default_20_Paragraph_20_Font"><text:span text:style-name="T1">patterns</text:span></text:span><text:span text:style-name="Default_20_Paragraph_20_Font">, </text:span><text:span text:style-name="Default_20_Paragraph_20_Font">popisovaných</text:span><text:span text:style-name="Default_20_Paragraph_20_Font"> </text:span><text:span text:style-name="Default_20_Paragraph_20_Font">v</text:span><text:span text:style-name="Default_20_Paragraph_20_Font"> </text:span><text:span text:style-name="Default_20_Paragraph_20_Font">článku</text:span><text:span text:style-name="Default_20_Paragraph_20_Font">, </text:span><text:span text:style-name="Default_20_Paragraph_20_Font">ale</text:span><text:span text:style-name="Default_20_Paragraph_20_Font"> </text:span><text:span text:style-name="Default_20_Paragraph_20_Font">nemal</text:span><text:span text:style-name="Default_20_Paragraph_20_Font"> </text:span><text:span text:style-name="Default_20_Paragraph_20_Font">by</text:span><text:span text:style-name="Default_20_Paragraph_20_Font"> </text:span><text:span text:style-name="Default_20_Paragraph_20_Font">byť</text:span><text:span text:style-name="Default_20_Paragraph_20_Font"> </text:span><text:span text:style-name="Default_20_Paragraph_20_Font">problém</text:span><text:span text:style-name="Default_20_Paragraph_20_Font"> </text:span><text:span text:style-name="Default_20_Paragraph_20_Font">princíp</text:span><text:span text:style-name="Default_20_Paragraph_20_Font"> </text:span><text:span text:style-name="Default_20_Paragraph_20_Font">použiť</text:span><text:span text:style-name="Default_20_Paragraph_20_Font">.</text:span></text:p>
      <text:p text:style-name="P14"><text:soft-page-break/></text:p>
      <text:p text:style-name="P14"><text:span text:style-name="Default_20_Paragraph_20_Font"><text:span text:style-name="T30">&lt;result&gt;<text:line-break/> <text:s/>{<text:line-break/> <text:s text:c="3"/>for $u in doc("users.xml")//user_tuple<text:line-break/> <text:s text:c="3"/>for $i in doc("items.xml")//item_tuple<text:line-break/> <text:s text:c="3"/>where $u/rating &gt; "C" <text:line-break/></text:span></text:span><text:span text:style-name="Default_20_Paragraph_20_Font"><text:span text:style-name="T30"> <text:s text:c="6"/>and $i/reserve_price &gt; 1000 <text:line-break/> <text:s text:c="6"/>and $i/offered_by = $u/userid<text:line-break/> <text:s text:c="3"/>return<text:line-break/> <text:s text:c="7"/>&lt;warning&gt;<text:line-break/> <text:s text:c="11"/>{ $u/name }<text:line-break/> <text:s text:c="11"/>{ $u/rating }<text:line-break/> <text:s text:c="11"/>{ $i/description }<text:line-break/> <text:s text:c="11"/>{ $i/reserve_price }<text:line-break/> <text:s text:c="7"/>&lt;/warning&gt;<text:line-break/></text:span></text:span><text:span text:style-name="Default_20_Paragraph_20_Font"><text:span text:style-name="T30"> <text:s/>}<text:line-break/>&lt;/result&gt;</text:span></text:span></text:p>
      <text:p text:style-name="P15"/>
      <text:p text:style-name="P14"><text:span text:style-name="Default_20_Paragraph_20_Font"><text:span text:style-name="T30">&lt;result&gt;<text:line-break/> <text:s/>{<text:line-break/></text:span></text:span><text:span text:style-name="Default_20_Paragraph_20_Font"><text:span text:style-name="T30"> <text:s text:c="3"/>for $i in doc("items.xml")//item_tuple<text:line-break/> <text:s text:c="3"/>where empty(doc("bids.xml")//bid_tuple[itemno = $i/itemno])<text:line-break/> <text:s text:c="3"/>return<text:line-break/> <text:s text:c="7"/>&lt;no_bid_item&gt;<text:line-break/></text:span></text:span><text:span text:style-name="Default_20_Paragraph_20_Font"><text:span text:style-name="T30"> <text:s text:c="11"/>{ $i/itemno }<text:line-break/> <text:s text:c="11"/>{ $i/description }<text:line-break/> <text:s text:c="7"/>&lt;/no_bid_item&gt;<text:line-break/> <text:s/>}<text:line-break/>&lt;/result&gt;</text:span></text:span></text:p>
      <text:p text:style-name="P16"/>
      <text:p text:style-name="P14"><text:span text:style-name="Default_20_Paragraph_20_Font"><text:span text:style-name="T30">&lt;result&gt;<text:line-break/> <text:s/>{<text:line-break/> <text:s text:c="3"/>for $item in doc("items.xml")//item_tuple<text:line-break/> <text:s text:c="3"/>let $b := doc("bids.xml")//bid_tuple[itemno = $item/itemno]<text:line-break/> <text:s text:c="3"/>let $z := max($b/bid)<text:line-break/> <text:s text:c="3"/>where $item/reserve_price * 2 &lt; $z<text:line-break/> <text:s text:c="3"/>return<text:line-break/> <text:s text:c="7"/>&lt;successful_item&gt;<text:line-break/> <text:s text:c="11"/>{ $item/itemno }<text:line-break/> <text:s text:c="11"/>{ $item/description }<text:line-break/> <text:s text:c="11"/>{ $item/reserve_price }<text:line-break/> <text:s text:c="11"/>&lt;high_bid&gt;{$z }&lt;/high_bid&gt;<text:line-break/> <text:s text:c="8"/>&lt;/successful_item&gt;<text:line-break/></text:span></text:span><text:soft-page-break/><text:span text:style-name="Default_20_Paragraph_20_Font"><text:span text:style-name="T30"> <text:s/>}<text:line-break/>&lt;/result&gt;</text:span></text:span></text:p>
      <text:p text:style-name="P14"/>
      <text:p text:style-name="P14">- 3-way joins</text:p>
      <text:p text:style-name="P18">for $item in doc("order.xml")//item, </text:p>
      <text:p text:style-name="P18"><text:s text:c="4"/>$product in doc("catalog.xml")//product, </text:p>
      <text:p text:style-name="P18"><text:s text:c="4"/>$price in doc("prices.xml")//prices/priceList/prod </text:p>
      <text:p text:style-name="P18">where $item/@num = $product/number and $product/number = $price/@num </text:p>
      <text:p text:style-name="P18">return &lt;item num="{$item/@num}" </text:p>
      <text:p text:style-name="P18"><text:s text:c="9"/>name="{$product/name}" </text:p>
      <text:p text:style-name="P18"><text:s text:c="9"/>price="{$price/price}"/&gt; </text:p>
      <text:h text:style-name="P37" text:outline-level="1"><text:bookmark-start text:name="h.r0f0l8xk1gma"/><text:span text:style-name="Default_20_Paragraph_20_Font">Unikátnosť</text:span><text:bookmark-end text:name="h.r0f0l8xk1gma"/><text:span text:style-name="Default_20_Paragraph_20_Font"> </text:span><text:span text:style-name="Default_20_Paragraph_20_Font">z</text:span><text:span text:style-name="Default_20_Paragraph_20_Font"> </text:span><text:span text:style-name="Default_20_Paragraph_20_Font"><text:span text:style-name="T1">let</text:span></text:span></text:h>
      <text:p text:style-name="P2"><text:span text:style-name="Default_20_Paragraph_20_Font">- Dotaz typu:</text:span></text:p>
      <text:p text:style-name="P6"><text:span text:style-name="Default_20_Paragraph_20_Font"/></text:p>
      <text:p text:style-name="P14"><text:span text:style-name="Default_20_Paragraph_20_Font"><text:span text:style-name="T31">let</text:span></text:span><text:span text:style-name="Default_20_Paragraph_20_Font"><text:span text:style-name="T30"> </text:span></text:span><text:span text:style-name="Default_20_Paragraph_20_Font"><text:span text:style-name="T32">$premenna</text:span></text:span><text:span text:style-name="Default_20_Paragraph_20_Font"><text:span text:style-name="T30"> </text:span></text:span><text:span text:style-name="Default_20_Paragraph_20_Font"><text:span text:style-name="T31">:=</text:span></text:span><text:span text:style-name="Default_20_Paragraph_20_Font"><text:span text:style-name="T30"> </text:span></text:span><text:span text:style-name="Default_20_Paragraph_20_Font"><text:span text:style-name="T32">cesta</text:span></text:span><text:span text:style-name="Default_20_Paragraph_20_Font"><text:span text:style-name="T31">[</text:span></text:span><text:span text:style-name="Default_20_Paragraph_20_Font"><text:span text:style-name="T32">uzol</text:span></text:span><text:span text:style-name="Default_20_Paragraph_20_Font"><text:span text:style-name="T30"> </text:span></text:span><text:span text:style-name="Default_20_Paragraph_20_Font"><text:span text:style-name="T31">= </text:span></text:span><text:span text:style-name="Default_20_Paragraph_20_Font"><text:span text:style-name="T32">hodnota</text:span></text:span><text:span text:style-name="Default_20_Paragraph_20_Font"><text:span text:style-name="T31">]</text:span></text:span></text:p>
      <text:p text:style-name="P2"><text:span text:style-name="Default_20_Paragraph_20_Font"><text:span text:style-name="T31">return</text:span></text:span><text:span text:style-name="Default_20_Paragraph_20_Font"><text:span text:style-name="T30"> </text:span></text:span><text:span text:style-name="Default_20_Paragraph_20_Font"><text:span text:style-name="T32">$premenna</text:span></text:span><text:span text:style-name="Default_20_Paragraph_20_Font"><text:span text:style-name="T31">/</text:span></text:span><text:span text:style-name="Default_20_Paragraph_20_Font"><text:span text:style-name="T32">uzol2</text:span></text:span></text:p>
      <text:p text:style-name="P6"><text:span text:style-name="Default_20_Paragraph_20_Font"><text:span text:style-name="T32"/></text:span></text:p>
      <text:p text:style-name="P2"><text:span text:style-name="Default_20_Paragraph_20_Font">indikuje pravdepodobnú unikátnosť </text:span><text:span text:style-name="Default_20_Paragraph_20_Font"><text:span text:style-name="T28">uzlu</text:span></text:span><text:span text:style-name="Default_20_Paragraph_20_Font"> (navyše ak sa v return nepoužije žiadna agregačná funkcia na túto premennú, alebo možno tomu môže nasvedčovať aj názov premennej ($item vs $items, $itemList)) v elemente určeného </text:span><text:span text:style-name="Default_20_Paragraph_20_Font"><text:span text:style-name="T28">cestou</text:span></text:span><text:span text:style-name="Default_20_Paragraph_20_Font">, predpokladajúc intuitívny význam tohoto dotazu. Napríklad:</text:span></text:p>
      <text:p text:style-name="P6"><text:span text:style-name="Default_20_Paragraph_20_Font"/></text:p>
      <text:p text:style-name="P2"><text:span text:style-name="Default_20_Paragraph_20_Font"><text:span text:style-name="T30">declare function local:partners($company as xs:string) as element()*<text:line-break/>{<text:line-break/> <text:s text:c="3"/>let $c := doc("company-data.xml")//company[name = $company]<text:line-break/> <text:s text:c="3"/>return $c//partner<text:line-break/></text:span></text:span><text:span text:style-name="Default_20_Paragraph_20_Font"><text:span text:style-name="T30">};<text:line-break/><text:line-break/>let $foobar_partners := local:partners("Foobar Corporation")</text:span></text:span></text:p>
      <text:p text:style-name="P2"><text:span text:style-name="Default_20_Paragraph_20_Font"><text:span text:style-name="T30">…</text:span></text:span></text:p>
      <text:h text:style-name="P37" text:outline-level="1"><text:bookmark-start text:name="h.ajb68l685bwf"/><text:span text:style-name="Default_20_Paragraph_20_Font">Join</text:span><text:bookmark-end text:name="h.ajb68l685bwf"/><text:span text:style-name="Default_20_Paragraph_20_Font"> “</text:span><text:span text:style-name="Default_20_Paragraph_20_Font">rekurzívnych</text:span><text:span text:style-name="Default_20_Paragraph_20_Font"> </text:span><text:span text:style-name="Default_20_Paragraph_20_Font">dát</text:span><text:span text:style-name="Default_20_Paragraph_20_Font">”</text:span></text:h>
      <text:p text:style-name="P2"><text:span text:style-name="Default_20_Paragraph_20_Font">- Nasledujúci dotaz ukazuje, že atribút </text:span><text:span text:style-name="Default_20_Paragraph_20_Font"><text:span text:style-name="T35">partid</text:span></text:span><text:span text:style-name="Default_20_Paragraph_20_Font"> by mohol byť kľúč a atribút </text:span><text:span text:style-name="Default_20_Paragraph_20_Font"><text:span text:style-name="T35">partof</text:span></text:span><text:span text:style-name="Default_20_Paragraph_20_Font"> referencia na tento kľúč:</text:span></text:p>
      <text:p text:style-name="P6"><text:span text:style-name="Default_20_Paragraph_20_Font"/></text:p>
      <text:p text:style-name="P14"><text:span text:style-name="Default_20_Paragraph_20_Font"><text:span text:style-name="T30">declare function local:one_level($p as element()) as element()<text:line-break/>{<text:line-break/> <text:s text:c="3"/>&lt;part partid="{ $p/@partid }"<text:line-break/> <text:s text:c="9"/>name="{ $p/@name }" &gt;<text:line-break/> <text:s text:c="7"/>{<text:line-break/> <text:s text:c="11"/>for $s in doc("partlist.xml")//part<text:line-break/> <text:s text:c="11"/>where $s/@partof = $p/@partid<text:line-break/></text:span></text:span><text:soft-page-break/><text:span text:style-name="Default_20_Paragraph_20_Font"><text:span text:style-name="T30"> <text:s text:c="11"/>return local:one_level($s)<text:line-break/> <text:s text:c="7"/>}<text:line-break/> <text:s text:c="3"/>&lt;/part&gt;<text:line-break/>};<text:line-break/><text:line-break/>&lt;parttree&gt;<text:line-break/> <text:s/>{<text:line-break/></text:span></text:span><text:span text:style-name="Default_20_Paragraph_20_Font"><text:span text:style-name="T30"> <text:s text:c="3"/>for $p in doc("partlist.xml")//part[empty(@partof)]<text:line-break/> <text:s text:c="3"/>return local:one_level($p)<text:line-break/> <text:s/>}<text:line-break/>&lt;/parttree&gt;</text:span></text:span></text:p>
      <text:p text:style-name="P14"/>
      <text:h text:style-name="P37" text:outline-level="1"><text:bookmark-start text:name="h.es31wv1325v8"/><text:span text:style-name="Default_20_Paragraph_20_Font">Iné</text:span><text:bookmark-end text:name="h.es31wv1325v8"/></text:h>
      <text:p text:style-name="P1"><text:span text:style-name="Default_20_Paragraph_20_Font">- Uvažujme nasledujúci dotaz:</text:span></text:p>
      <text:p text:style-name="P5"><text:span text:style-name="Default_20_Paragraph_20_Font"/></text:p>
      <text:p text:style-name="P14"><text:span text:style-name="Default_20_Paragraph_20_Font"><text:span text:style-name="T30">&lt;books-with-prices&gt;<text:line-break/> <text:s/>{<text:line-break/></text:span></text:span><text:span text:style-name="Default_20_Paragraph_20_Font"><text:span text:style-name="T30"> <text:s text:c="3"/>for $b in doc("http://bstore1.example.com/bib.xml")//book,<text:line-break/> <text:s text:c="7"/>$a in doc("http://bstore2.example.com/reviews.xml")//entry<text:line-break/></text:span></text:span><text:span text:style-name="Default_20_Paragraph_20_Font"><text:span text:style-name="T30"> <text:s text:c="3"/>where $b/title = $a/title<text:line-break/></text:span></text:span><text:span text:style-name="Default_20_Paragraph_20_Font"><text:span text:style-name="T30"> <text:s text:c="3"/>return<text:line-break/> <text:s text:c="7"/>&lt;book-with-prices&gt;<text:line-break/> <text:s text:c="11"/>{ $b/title }<text:line-break/> <text:s text:c="11"/>&lt;price-bstore2&gt;{ $a/price/text() }&lt;/price-bstore2&gt;<text:line-break/></text:span></text:span><text:span text:style-name="Default_20_Paragraph_20_Font"><text:span text:style-name="T30"> <text:s text:c="11"/>&lt;price-bstore1&gt;{ $b/price/text() }&lt;/price-bstore1&gt;<text:line-break/> <text:s text:c="7"/>&lt;/book-with-prices&gt;<text:line-break/> <text:s/>}<text:line-break/>&lt;/books-with-prices&gt;</text:span></text:span></text:p>
      <text:p text:style-name="P17"><text:span text:style-name="Default_20_Paragraph_20_Font"><text:span text:style-name="T29"/></text:span></text:p>
      <text:p text:style-name="P14"><text:span text:style-name="Default_20_Paragraph_20_Font">Je (možno:)) pravdepodobné, že </text:span><text:span text:style-name="Default_20_Paragraph_20_Font"><text:span text:style-name="T35">title</text:span></text:span><text:span text:style-name="Default_20_Paragraph_20_Font"> bude kľúč (alebo aspoň unikátny) jednak v elemente </text:span><text:span text:style-name="Default_20_Paragraph_20_Font"><text:span text:style-name="T35">book</text:span></text:span><text:span text:style-name="Default_20_Paragraph_20_Font"> a zároveň v elemente </text:span><text:span text:style-name="Default_20_Paragraph_20_Font"><text:span text:style-name="T35">entry</text:span></text:span><text:span text:style-name="Default_20_Paragraph_20_Font">. Nemôžeme si tým byť istí, ale povedal by som, že je to </text:span><text:span text:style-name="Default_20_Paragraph_20_Font">pravdepodobné vzhľadom na to, že sa vyrába akési (v nejakom zmysle rovnocenné, pretože sa používa hodnota rovnakého podelementu) párovanie hodnôt z týchto elementov (a pre každý pár hodnota toho ich spoločného podelemetu, cez ktorý sa spajajú).</text:span></text:p>
      <text:p text:style-name="P2"><text:span text:style-name="Default_20_Paragraph_20_Font">Vychádzajúc z vlastnej intuície si myslím, že prípadov, keď </text:span><text:span text:style-name="Default_20_Paragraph_20_Font"><text:span text:style-name="T35">title</text:span></text:span><text:span text:style-name="Default_20_Paragraph_20_Font"> nie je kľúč je asi málo oproti tým, keď to kľúč je.</text:span></text:p>
      <text:p text:style-name="P2"/>
      <text:h text:style-name="P37" text:outline-level="1"><text:bookmark-start text:name="h.eim8knk7xcnm"/><text:span text:style-name="Default_20_Paragraph_20_Font">Negatívne</text:span><text:bookmark-end text:name="h.eim8knk7xcnm"/><text:span text:style-name="Default_20_Paragraph_20_Font"> </text:span><text:span text:style-name="Default_20_Paragraph_20_Font">tvrdenia</text:span><text:span text:style-name="Default_20_Paragraph_20_Font"> (</text:span><text:span text:style-name="Default_20_Paragraph_20_Font">vyľúčenie</text:span><text:span text:style-name="Default_20_Paragraph_20_Font"> </text:span><text:span text:style-name="Default_20_Paragraph_20_Font">unikátnosti</text:span><text:span text:style-name="Default_20_Paragraph_20_Font">)</text:span></text:h>
      <text:p text:style-name="P1"><text:span text:style-name="Default_20_Paragraph_20_Font">- Z klasického použitia </text:span><text:span text:style-name="Default_20_Paragraph_20_Font"><text:span text:style-name="T1">for </text:span></text:span><text:span text:style-name="Default_20_Paragraph_20_Font"><text:span text:style-name="T34">...</text:span></text:span></text:p>
      <text:p text:style-name="P5"><text:span text:style-name="Default_20_Paragraph_20_Font"/></text:p>
      <text:p text:style-name="P2"><text:span text:style-name="Default_20_Paragraph_20_Font"><text:span text:style-name="T30">for $var in ...</text:span></text:span></text:p>
      <text:p text:style-name="P2"><text:soft-page-break/><text:span text:style-name="Default_20_Paragraph_20_Font"><text:span text:style-name="T30">where $var/node1 = …</text:span></text:span><text:span text:style-name="Default_20_Paragraph_20_Font"><text:span text:style-name="T33"> <text:s text:c="3"/>(prípadne ďalšie podmienky typu </text:span></text:span><text:span text:style-name="Default_20_Paragraph_20_Font"><text:span text:style-name="T2">$var/nodeX = …</text:span></text:span><text:span text:style-name="Default_20_Paragraph_20_Font"><text:span text:style-name="T33"> pripojené </text:span></text:span><text:span text:style-name="Default_20_Paragraph_20_Font"><text:span text:style-name="T2">and </text:span></text:span><text:span text:style-name="Default_20_Paragraph_20_Font"><text:span text:style-name="T33">(alebo aj inak))</text:span></text:span></text:p>
      <text:p text:style-name="P2"><text:span text:style-name="Default_20_Paragraph_20_Font"><text:span text:style-name="T30">return …</text:span></text:span></text:p>
      <text:p text:style-name="P6"><text:span text:style-name="Default_20_Paragraph_20_Font"><text:span text:style-name="T30"/></text:span></text:p>
      <text:p text:style-name="P14"><text:span text:style-name="Default_20_Paragraph_20_Font">sa dá usudzovať, že v bežnom prípade, </text:span><text:span text:style-name="Default_20_Paragraph_20_Font"><text:span text:style-name="T28">node1</text:span></text:span><text:span text:style-name="Default_20_Paragraph_20_Font"> a prípadne ďalšie nebudú uzly s unikátnou hodnotou, pretože predpokladáme viac takých elementov, čo podmienku splňujú. Príklad:</text:span></text:p>
      <text:p text:style-name="P17"><text:span text:style-name="Default_20_Paragraph_20_Font"/></text:p>
      <text:p text:style-name="P2"><text:span text:style-name="Default_20_Paragraph_20_Font"><text:span text:style-name="T30">&lt;bib&gt;<text:line-break/> <text:s/>{<text:line-break/> <text:s text:c="3"/>for $b in doc("http://bstore1.example.com/bib.xml")//book<text:line-break/> <text:s text:c="3"/>where $b/publisher = "Addison-Wesley" and $b/@year &gt; 1991<text:line-break/> <text:s text:c="3"/>order by $b/title<text:line-break/> <text:s text:c="3"/>return<text:line-break/> <text:s text:c="7"/>&lt;book&gt;<text:line-break/> <text:s text:c="11"/>{ $b/@year }<text:line-break/> <text:s text:c="11"/>{ $b/title }<text:line-break/> <text:s text:c="7"/>&lt;/book&gt;<text:line-break/></text:span></text:span><text:span text:style-name="Default_20_Paragraph_20_Font"><text:span text:style-name="T30"> <text:s/>}<text:line-break/>&lt;/bib&gt;</text:span></text:span></text:p>
      <text:p text:style-name="P2"/>
      <text:p text:style-name="P2"><text:span text:style-name="Default_20_Paragraph_20_Font">- </text:span><text:span text:style-name="Default_20_Paragraph_20_Font">Použitie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alebo</text:span><text:span text:style-name="Default_20_Paragraph_20_Font"> </text:span><text:span text:style-name="Default_20_Paragraph_20_Font">iných</text:span><text:span text:style-name="Default_20_Paragraph_20_Font"> </text:span><text:span text:style-name="Default_20_Paragraph_20_Font">funkcií</text:span><text:span text:style-name="Default_20_Paragraph_20_Font">, </text:span><text:span text:style-name="Default_20_Paragraph_20_Font">ktorých</text:span><text:span text:style-name="Default_20_Paragraph_20_Font"> </text:span><text:span text:style-name="Default_20_Paragraph_20_Font">argument</text:span><text:span text:style-name="Default_20_Paragraph_20_Font"> </text:span><text:span text:style-name="Default_20_Paragraph_20_Font">je</text:span><text:span text:style-name="Default_20_Paragraph_20_Font"> (</text:span><text:span text:style-name="Default_20_Paragraph_20_Font">zvyčajne</text:span><text:span text:style-name="Default_20_Paragraph_20_Font">) </text:span><text:span text:style-name="Default_20_Paragraph_20_Font">množina</text:span><text:span text:style-name="Default_20_Paragraph_20_Font">. </text:span><text:span text:style-name="Default_20_Paragraph_20_Font">V</text:span><text:span text:style-name="Default_20_Paragraph_20_Font"> </text:span><text:span text:style-name="Default_20_Paragraph_20_Font">nasledujúcom</text:span><text:span text:style-name="Default_20_Paragraph_20_Font"> </text:span><text:span text:style-name="Default_20_Paragraph_20_Font">prípade</text:span><text:span text:style-name="Default_20_Paragraph_20_Font"> </text:span><text:span text:style-name="Default_20_Paragraph_20_Font"><text:span text:style-name="T28">title</text:span></text:span><text:span text:style-name="Default_20_Paragraph_20_Font"> </text:span><text:span text:style-name="Default_20_Paragraph_20_Font">nebude</text:span><text:span text:style-name="Default_20_Paragraph_20_Font"> </text:span><text:span text:style-name="Default_20_Paragraph_20_Font">unikátny</text:span><text:span text:style-name="Default_20_Paragraph_20_Font">, </text:span><text:span text:style-name="Default_20_Paragraph_20_Font">keďže</text:span><text:span text:style-name="Default_20_Paragraph_20_Font"> </text:span><text:span text:style-name="Default_20_Paragraph_20_Font">sa</text:span><text:span text:style-name="Default_20_Paragraph_20_Font"> </text:span><text:span text:style-name="Default_20_Paragraph_20_Font">predáva</text:span><text:span text:style-name="Default_20_Paragraph_20_Font"> </text:span><text:span text:style-name="Default_20_Paragraph_20_Font">funkcii</text:span><text:span text:style-name="Default_20_Paragraph_20_Font"> </text:span><text:span text:style-name="Default_20_Paragraph_20_Font"><text:span text:style-name="T1">distinct</text:span></text:span><text:span text:style-name="Default_20_Paragraph_20_Font"><text:span text:style-name="T1">-</text:span></text:span><text:span text:style-name="Default_20_Paragraph_20_Font"><text:span text:style-name="T1">values</text:span></text:span><text:span text:style-name="Default_20_Paragraph_20_Font"><text:span text:style-name="T1">()</text:span></text:span><text:span text:style-name="Default_20_Paragraph_20_Font"> </text:span><text:span text:style-name="Default_20_Paragraph_20_Font">vo</text:span><text:span text:style-name="Default_20_Paragraph_20_Font"> </text:span><text:span text:style-name="Default_20_Paragraph_20_Font"><text:span text:style-name="T1">for</text:span></text:span><text:span text:style-name="Default_20_Paragraph_20_Font">. </text:span><text:span text:style-name="Default_20_Paragraph_20_Font">Ďalší</text:span><text:span text:style-name="Default_20_Paragraph_20_Font"> </text:span><text:span text:style-name="Default_20_Paragraph_20_Font">dôvod</text:span><text:span text:style-name="Default_20_Paragraph_20_Font"> </text:span><text:span text:style-name="Default_20_Paragraph_20_Font">je</text:span><text:span text:style-name="Default_20_Paragraph_20_Font">, </text:span><text:span text:style-name="Default_20_Paragraph_20_Font">že</text:span><text:span text:style-name="Default_20_Paragraph_20_Font"> </text:span><text:span text:style-name="Default_20_Paragraph_20_Font">výsledok</text:span><text:span text:style-name="Default_20_Paragraph_20_Font"> </text:span><text:span text:style-name="Default_20_Paragraph_20_Font"><text:span text:style-name="T1">let</text:span></text:span><text:span text:style-name="Default_20_Paragraph_20_Font">, </text:span><text:span text:style-name="Default_20_Paragraph_20_Font">ktorý</text:span><text:span text:style-name="Default_20_Paragraph_20_Font"> </text:span><text:span text:style-name="Default_20_Paragraph_20_Font">závisí</text:span><text:span text:style-name="Default_20_Paragraph_20_Font"> </text:span><text:span text:style-name="Default_20_Paragraph_20_Font">na</text:span><text:span text:style-name="Default_20_Paragraph_20_Font"> </text:span><text:span text:style-name="Default_20_Paragraph_20_Font">hodnote</text:span><text:span text:style-name="Default_20_Paragraph_20_Font"> </text:span><text:span text:style-name="Default_20_Paragraph_20_Font"><text:span text:style-name="T28">title</text:span></text:span><text:span text:style-name="Default_20_Paragraph_20_Font">, </text:span><text:span text:style-name="Default_20_Paragraph_20_Font">je</text:span><text:span text:style-name="Default_20_Paragraph_20_Font"> </text:span><text:span text:style-name="Default_20_Paragraph_20_Font">vložený</text:span><text:span text:style-name="Default_20_Paragraph_20_Font"> </text:span><text:span text:style-name="Default_20_Paragraph_20_Font">do</text:span><text:span text:style-name="Default_20_Paragraph_20_Font"> </text:span><text:span text:style-name="Default_20_Paragraph_20_Font">agregačnej</text:span><text:span text:style-name="Default_20_Paragraph_20_Font"> </text:span><text:span text:style-name="Default_20_Paragraph_20_Font">funkcie</text:span><text:span text:style-name="Default_20_Paragraph_20_Font"> </text:span><text:span text:style-name="Default_20_Paragraph_20_Font"><text:span text:style-name="T1">min</text:span></text:span><text:span text:style-name="Default_20_Paragraph_20_Font"><text:span text:style-name="T1">()</text:span></text:span><text:span text:style-name="Default_20_Paragraph_20_Font">:</text:span></text:p>
      <text:p text:style-name="P2"/>
      <text:p text:style-name="P2"><text:span text:style-name="Default_20_Paragraph_20_Font"><text:span text:style-name="T30">&lt;results&gt;<text:line-break/> <text:s/>{<text:line-break/> <text:s text:c="3"/>let $doc := doc("prices.xml")<text:line-break/> <text:s text:c="3"/>for $t in distinct-values($doc//book/title)<text:line-break/> <text:s text:c="3"/>let $p := $doc//book[title = $t]/price<text:line-break/> <text:s text:c="3"/>return<text:line-break/></text:span></text:span><text:span text:style-name="Default_20_Paragraph_20_Font"><text:span text:style-name="T30"> <text:s text:c="5"/>&lt;minprice title="{ $t }"&gt;<text:line-break/> <text:s text:c="7"/>&lt;price&gt;{ min($p) }&lt;/price&gt;<text:line-break/> <text:s text:c="5"/>&lt;/minprice&gt;<text:line-break/> <text:s/>}<text:line-break/>&lt;/results&gt;</text:span></text:span></text:p>
      <text:p text:style-name="P4"/>
      <text:p text:style-name="P11">- Použitie <text:span text:style-name="T1">stable order by</text:span><text:span text:style-name="T34">.</text:span></text:p>
      <text:p text:style-name="P12"/>
      <text:p text:style-name="P12">- Výber uzlov predikátom, ktorý testuje ich hodnotu voči nejakej inej hodnote a nasledné použitie týchto uzlov ako sekvencie. V príklade je zrejmé, že atribut <text:span text:style-name="T28">dept</text:span><text:span text:style-name="T36"> nebude unikátny.</text:span></text:p>
      <text:p text:style-name="P12"/>
      <text:p text:style-name="P7"><text:soft-page-break/>let $prods := doc("catalog.xml")//product </text:p>
      <text:p text:style-name="P7">for $prod in $prods </text:p>
      <text:p text:style-name="P7">where $prod &lt;&lt; $prods[@dept = $prod/@dept][last( )] </text:p>
      <text:p text:style-name="P7">return $prod </text:p>
      <text:p text:style-name="P13"/>
      <text:p text:style-name="Heading_20_5">Iné</text:p>
      <text:p text:style-name="P13">- Dotaz generuje nejaké XML, kde elementov určuje atribút xml:id , ktorý je z definície (nejak potvrdiť) unikátny. Ak je hodnota tohoto atributu vyrábaná zo vstupných dát, je niekedy možné odvodiť nejakú ich unikátnosť.</text:p>
      <text:p text:style-name="P35">Na preskúmanie</text:p>
      <text:p text:style-name="P13">- Intermediate XML structure</text:p>
      <text:p text:style-name="P13"/>
      <text:p text:style-name="P7">let $deptNames := &lt;deptNames&gt; </text:p>
      <text:p text:style-name="P7"><text:s text:c="20"/>&lt;dept code="ACC" name="Accessories"/&gt; </text:p>
      <text:p text:style-name="P7"><text:s text:c="20"/>&lt;dept code="MEN" name="Menswear"/&gt; </text:p>
      <text:p text:style-name="P7"><text:s text:c="20"/>&lt;dept code="WMN" name="Womens"/&gt; </text:p>
      <text:p text:style-name="P7"><text:s text:c="18"/>&lt;/deptNames&gt; </text:p>
      <text:p text:style-name="P7">let $cat := doc("catalog.xml")/catalog </text:p>
      <text:p text:style-name="P7">for $dept in distinct-values($cat/product/@dept) </text:p>
      <text:p text:style-name="P7">return &lt;li&gt;Department: {data($deptNames/dept[@code = $dept]/@name) } ({$dept})&lt;/li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ejaVu LGC Sans Mono" svg:font-family="'DejaVu LGC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Bullet_20_Symbols" style:num-prefix=" " style:num-suffix="." text:bullet-char="•">
        <style:list-level-properties text:space-before="0.05in" text:min-label-width="0.25in"/>
        <style:text-properties fo:font-family="StarSymbol" style:font-charset="x-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75in" text:min-label-width="0.25in"/>
      </text:list-level-style-number>
      <text:list-level-style-number text:level="3" text:style-name="Numbering_20_Symbols" style:num-prefix=" " style:num-suffix=")" style:num-format="a">
        <style:list-level-properties text:min-label-width="1.5in" text:min-label-distance="0.1252in" fo:text-align="end"/>
      </text:list-level-style-number>
      <text:list-level-style-bullet text:level="4" text:style-name="Bullet_20_Symbols" style:num-prefix=" " style:num-suffix=" 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min-label-width="3in" text:min-label-distance="0.1252in" fo:text-align="end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3.25in" text:min-label-width="0.25in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3.75in" text:min-label-width="0.25in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min-label-width="4.5in" text:min-label-distance="0.1252in" fo:text-align="end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title/>
    <meta:initial-creator/>
    <meta:editing-cycles>46</meta:editing-cycles>
    <dc:date>2011-08-17T12:26:25</dc:date>
    <meta:editing-duration>P1DT13H18M18S</meta:editing-duration>
    <meta:document-statistic meta:table-count="0" meta:image-count="0" meta:object-count="0" meta:page-count="8" meta:paragraph-count="113" meta:word-count="1328" meta:character-count="10705"/>
  </office:meta>
</office:document-meta>
</file>